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74.0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28.58mm"/>
    </style:style>
    <style:style style:name="co7" style:family="table-column">
      <style:table-column-properties fo:break-before="auto" style:column-width="11.2mm"/>
    </style:style>
    <style:style style:name="ro6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3.1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3.67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/>
    <style:style style:name="ce36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 style:data-style-name="N3">
      <style:table-cell-properties fo:background-color="#ebf1de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3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4" style:family="table-cell" style:parent-style-name="Default" style:data-style-name="N111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7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7"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fo:font-style="italic" style:font-size-asian="10pt" style:font-style-asian="italic" style:font-size-complex="10pt" style:font-style-complex="italic"/>
    </style:style>
    <style:style style:name="ce54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56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middle"/>
      <style:text-properties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 style:data-style-name="N0">
      <style:table-cell-properties style:vertical-align="automatic"/>
    </style:style>
    <style:style style:name="T1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Лист1" table:style-name="ta3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7" table:default-cell-style-name="ce16"/>
        <table:table-column table:style-name="co6" table:number-columns-repeated="1019" table:default-cell-style-name="ce16"/>
        <table:table-row table:style-name="ro2">
          <table:table-cell table:style-name="ce2" office:value-type="string" calcext:value-type="string" table:number-columns-spanned="5" table:number-rows-spanned="1">
            <text:p>Расчёт объёма и массы газа для баллона с капиллярной системой хранения газов. Расчёт приведён для баллона с http://fundcnt.com/technology-2/. Баллон внешним радиусом 80 мм и высотой 250 мм и внешним объёмом 0,005 м<text:span text:style-name="T1">³ (5 л)</text:span>.</text:p>
          </table:table-cell>
          <table:covered-table-cell table:number-columns-repeated="4"/>
          <table:table-cell table:style-name="ce10" table:number-columns-repeated="5"/>
          <table:table-cell table:number-columns-repeated="1014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4">
          <table:table-cell table:style-name="ce20" office:value-type="string" calcext:value-type="string">
            <text:p>Форма капилляра:</text:p>
          </table:table-cell>
          <table:table-cell table:style-name="ce20" office:value-type="string" calcext:value-type="string">
            <text:p>шестигранник</text:p>
          </table:table-cell>
          <table:table-cell table:style-name="ce20" table:number-columns-repeated="2"/>
          <table:table-cell table:style-name="ce4"/>
          <table:table-cell table:number-columns-repeated="1019"/>
        </table:table-row>
        <table:table-row table:style-name="ro4">
          <table:table-cell table:style-name="ce20" office:value-type="string" calcext:value-type="string">
            <text:p>Сторона внутренняя:</text:p>
          </table:table-cell>
          <table:table-cell table:style-name="ce36" office:value-type="float" office:value="0.047" calcext:value-type="float">
            <text:p>0,047</text:p>
          </table:table-cell>
          <table:table-cell table:style-name="ce20" office:value-type="string" calcext:value-type="string">
            <text:p>мм</text:p>
          </table:table-cell>
          <table:table-cell table:style-name="ce50" table:formula="of:=[.B4]/1000" office:value-type="float" office:value="0.000047" calcext:value-type="float">
            <text:p>0,0000470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Сторона внешняя:</text:p>
          </table:table-cell>
          <table:table-cell table:style-name="ce36" office:value-type="float" office:value="0.054" calcext:value-type="float">
            <text:p>0,054</text:p>
          </table:table-cell>
          <table:table-cell table:style-name="ce20" office:value-type="string" calcext:value-type="string">
            <text:p>мм</text:p>
          </table:table-cell>
          <table:table-cell table:style-name="ce50" table:formula="of:=[.B5]/1000" office:value-type="float" office:value="0.000054" calcext:value-type="float">
            <text:p>0,0000540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Диаметр описанной окружности капилляра:</text:p>
          </table:table-cell>
          <table:table-cell table:style-name="ce40" table:formula="of:=2*[.B5]" office:value-type="float" office:value="0.108" calcext:value-type="float">
            <text:p>0,108</text:p>
          </table:table-cell>
          <table:table-cell table:style-name="ce20" office:value-type="string" calcext:value-type="string">
            <text:p>мм</text:p>
          </table:table-cell>
          <table:table-cell table:style-name="ce40" table:formula="of:=[.B6]/1000" office:value-type="float" office:value="0.000108" calcext:value-type="float">
            <text:p>0,000108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Площадь капилляра внутренняя:</text:p>
          </table:table-cell>
          <table:table-cell table:style-name="ce40" table:formula="of:=[.D7]*1000000" office:value-type="float" office:value="0.00573915035087947" calcext:value-type="float">
            <text:p>0,005739150350879</text:p>
          </table:table-cell>
          <table:table-cell table:style-name="ce20" office:value-type="string" calcext:value-type="string">
            <text:p>мм<text:span text:style-name="T2">²</text:span></text:p>
          </table:table-cell>
          <table:table-cell table:style-name="ce55" table:formula="of:=1.5*[.D4]*[.D4]*SQRT(3)" office:value-type="float" office:value="0.00000000573915035087947" calcext:value-type="float">
            <text:p>0,000000005739150</text:p>
          </table:table-cell>
          <table:table-cell table:style-name="ce20" office:value-type="string" calcext:value-type="string">
            <text:p>м<text:span text:style-name="T2">²</text:span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Площадь капилляра внешняя:</text:p>
          </table:table-cell>
          <table:table-cell table:style-name="ce40" table:formula="of:=[.D8]*1000000" office:value-type="float" office:value="0.00757599023230627" calcext:value-type="float">
            <text:p>0,007575990232306</text:p>
          </table:table-cell>
          <table:table-cell table:style-name="ce20" office:value-type="string" calcext:value-type="string">
            <text:p>мм<text:span text:style-name="T2">²</text:span></text:p>
          </table:table-cell>
          <table:table-cell table:style-name="ce55" table:formula="of:=1.5*[.D5]*[.D5]*SQRT(3)" office:value-type="float" office:value="0.00000000757599023230627" calcext:value-type="float">
            <text:p>0,000000007575990</text:p>
          </table:table-cell>
          <table:table-cell table:style-name="ce20" office:value-type="string" calcext:value-type="string">
            <text:p>м<text:span text:style-name="T2">²</text:span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Длина капилляра:</text:p>
          </table:table-cell>
          <table:table-cell table:style-name="ce42" table:formula="of:=270*13" office:value-type="float" office:value="3510" calcext:value-type="float">
            <text:p>3 510</text:p>
          </table:table-cell>
          <table:table-cell table:style-name="ce20" office:value-type="string" calcext:value-type="string">
            <text:p>мм</text:p>
          </table:table-cell>
          <table:table-cell table:style-name="ce40" table:formula="of:=[.B9]/1000" office:value-type="float" office:value="3.51" calcext:value-type="float">
            <text:p>3,51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Объём капилляра внутренний:</text:p>
          </table:table-cell>
          <table:table-cell table:style-name="ce40" table:formula="of:=[.D10]*1000000000" office:value-type="float" office:value="20.1444177315869" calcext:value-type="float">
            <text:p>20,1444177315869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55" table:formula="of:=[.D9]*[.D7]" office:value-type="float" office:value="0.0000000201444177315869" calcext:value-type="float">
            <text:p>0,000000020144418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Объём капилляра внешний:</text:p>
          </table:table-cell>
          <table:table-cell table:style-name="ce40" table:formula="of:=[.D11]*1000000000" office:value-type="float" office:value="26.591725715395" calcext:value-type="float">
            <text:p>26,591725715395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55" table:formula="of:=[.D9]*[.D8]" office:value-type="float" office:value="0.000000026591725715395" calcext:value-type="float">
            <text:p>0,000000026591726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Объём стенки капилляра:</text:p>
          </table:table-cell>
          <table:table-cell table:style-name="ce43" table:formula="of:=[.B11]-[.B10]" office:value-type="float" office:value="6.44730798380805" calcext:value-type="float">
            <text:p>6,447307983808050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55" table:formula="of:=[.D11]-[.D10]" office:value-type="float" office:value="0.00000000644730798380805" calcext:value-type="float">
            <text:p>0,000000006447308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Кол-во капилляров по диаметру трубки:</text:p>
          </table:table-cell>
          <table:table-cell table:style-name="ce36" office:value-type="float" office:value="36" calcext:value-type="float">
            <text:p>36</text:p>
          </table:table-cell>
          <table:table-cell table:style-name="ce40" office:value-type="string" calcext:value-type="string">
            <text:p>шт</text:p>
          </table:table-cell>
          <table:table-cell table:style-name="ce40" table:number-columns-repeated="2"/>
          <table:table-cell table:number-columns-repeated="1019"/>
        </table:table-row>
        <table:table-row table:style-name="ro4">
          <table:table-cell table:style-name="ce22" office:value-type="string" calcext:value-type="string">
            <text:p>Количество капилляров в трубке:</text:p>
          </table:table-cell>
          <table:table-cell table:style-name="ce36" office:value-type="float" office:value="1150" calcext:value-type="float">
            <text:p>1150</text:p>
          </table:table-cell>
          <table:table-cell table:style-name="ce20" office:value-type="string" calcext:value-type="string">
            <text:p>шт</text:p>
          </table:table-cell>
          <table:table-cell table:style-name="ce40"/>
          <table:table-cell table:style-name="ce20"/>
          <table:table-cell table:number-columns-repeated="1019"/>
        </table:table-row>
        <table:table-row table:style-name="ro4">
          <table:table-cell table:style-name="ce23" office:value-type="string" calcext:value-type="string">
            <text:p>Толщина оплётки:</text:p>
          </table:table-cell>
          <table:table-cell table:style-name="ce36" table:formula="of:=3*[.B5]" office:value-type="float" office:value="0.162" calcext:value-type="float">
            <text:p>0,162</text:p>
          </table:table-cell>
          <table:table-cell table:style-name="ce20" office:value-type="string" calcext:value-type="string">
            <text:p>мм</text:p>
          </table:table-cell>
          <table:table-cell table:style-name="ce40" table:formula="of:=[.B15]/1000" office:value-type="float" office:value="0.000162" calcext:value-type="float">
            <text:p>0,000162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3" office:value-type="string" calcext:value-type="string">
            <text:p>Диаметр трубки внутренний:</text:p>
          </table:table-cell>
          <table:table-cell table:style-name="ce40" table:formula="of:=[.B13]*[.B6]" office:value-type="float" office:value="3.888" calcext:value-type="float">
            <text:p>3,888</text:p>
          </table:table-cell>
          <table:table-cell table:style-name="ce20" office:value-type="string" calcext:value-type="string">
            <text:p>мм</text:p>
          </table:table-cell>
          <table:table-cell table:style-name="ce40" table:formula="of:=[.B16]/1000" office:value-type="float" office:value="0.003888" calcext:value-type="float">
            <text:p>0,003888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Диаметр трубки внешний:</text:p>
          </table:table-cell>
          <table:table-cell table:style-name="ce40" table:formula="of:=[.B16]+2*[.B15]" office:value-type="float" office:value="4.212" calcext:value-type="float">
            <text:p>4,212</text:p>
          </table:table-cell>
          <table:table-cell table:style-name="ce20" office:value-type="string" calcext:value-type="string">
            <text:p>мм</text:p>
          </table:table-cell>
          <table:table-cell table:style-name="ce40" table:formula="of:=[.B17]/1000" office:value-type="float" office:value="0.004212" calcext:value-type="float">
            <text:p>0,004212</text:p>
          </table:table-cell>
          <table:table-cell table:style-name="ce20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Плотность газа (2000 атм):</text:p>
          </table:table-cell>
          <table:table-cell table:style-name="ce36" office:value-type="float" office:value="72.2" calcext:value-type="float">
            <text:p>72,2</text:p>
          </table:table-cell>
          <table:table-cell table:style-name="ce20" office:value-type="string" calcext:value-type="string">
            <text:p>г/л</text:p>
          </table:table-cell>
          <table:table-cell table:style-name="ce40" table:formula="of:=[.B18]*0.001" office:value-type="float" office:value="0.0722" calcext:value-type="float">
            <text:p>0,0722</text:p>
          </table:table-cell>
          <table:table-cell table:style-name="ce20" office:value-type="string" calcext:value-type="string">
            <text:p>г/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Объём для газа в трубке:</text:p>
          </table:table-cell>
          <table:table-cell table:style-name="ce40" table:formula="of:=[.D19]*1000000000" office:value-type="float" office:value="23166.080391325" calcext:value-type="float">
            <text:p>23166,080391325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55" table:formula="of:=[.D10]*[.B14]" office:value-type="float" office:value="0.000023166080391325" calcext:value-type="float">
            <text:p>0,000023166080391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Масса газа в трубке:</text:p>
          </table:table-cell>
          <table:table-cell table:style-name="ce43" table:formula="of:=[.D18]*[.D19]" office:value-type="float" office:value="0.00000167259100425366" calcext:value-type="float">
            <text:p>0,000001672591004</text:p>
          </table:table-cell>
          <table:table-cell table:style-name="ce20" office:value-type="string" calcext:value-type="string">
            <text:p>г</text:p>
          </table:table-cell>
          <table:table-cell table:style-name="ce55" table:formula="of:=[.B20]/1000" office:value-type="float" office:value="0.00000000167259100425366" calcext:value-type="float">
            <text:p>0,000000001672591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Кол-во трубок в баллоне</text:p>
          </table:table-cell>
          <table:table-cell table:style-name="ce36" table:formula="of:=57" office:value-type="float" office:value="57" calcext:value-type="float">
            <text:p>57</text:p>
          </table:table-cell>
          <table:table-cell table:style-name="ce20" office:value-type="string" calcext:value-type="string">
            <text:p>шт</text:p>
          </table:table-cell>
          <table:table-cell table:style-name="ce40"/>
          <table:table-cell table:style-name="ce20"/>
          <table:table-cell table:number-columns-repeated="1019"/>
        </table:table-row>
        <table:table-row table:style-name="ro4">
          <table:table-cell table:style-name="ce25" office:value-type="string" calcext:value-type="string">
            <text:p>Плотность стекла:</text:p>
          </table:table-cell>
          <table:table-cell table:style-name="ce40"/>
          <table:table-cell table:style-name="ce20"/>
          <table:table-cell table:style-name="ce40" office:value-type="float" office:value="2200" calcext:value-type="float">
            <text:p>2200</text:p>
          </table:table-cell>
          <table:table-cell table:style-name="ce20" office:value-type="string" calcext:value-type="string">
            <text:p>кг/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5" office:value-type="string" calcext:value-type="string">
            <text:p>Масса стекла:</text:p>
          </table:table-cell>
          <table:table-cell table:style-name="ce44" table:formula="of:=[.D23]*1000" office:value-type="float" office:value="976.254598562206" calcext:value-type="float">
            <text:p>976,2546</text:p>
          </table:table-cell>
          <table:table-cell table:style-name="ce20" office:value-type="string" calcext:value-type="string">
            <text:p>г</text:p>
          </table:table-cell>
          <table:table-cell table:style-name="ce44" table:formula="of:=([.D12]*[.B14]*[.B21]*[.D22])*1.05" office:value-type="float" office:value="0.976254598562206" calcext:value-type="float">
            <text:p>0,9763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Объём газа в баллоне:</text:p>
          </table:table-cell>
          <table:table-cell table:style-name="ce40" table:formula="of:=[.D24]*1000" office:value-type="float" office:value="1.32046658230552" calcext:value-type="float">
            <text:p>1,32046658230552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40" table:formula="of:=[.D19]*[.B21]" office:value-type="float" office:value="0.00132046658230552" calcext:value-type="float">
            <text:p>0,001320466582306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Масса газа в баллоне:</text:p>
          </table:table-cell>
          <table:table-cell table:style-name="ce45" table:formula="of:=[.D24]*[.D18]" office:value-type="float" office:value="0.0000953376872424589" calcext:value-type="float">
            <text:p>0,0000953377</text:p>
          </table:table-cell>
          <table:table-cell table:style-name="ce20" office:value-type="string" calcext:value-type="string">
            <text:p>г</text:p>
          </table:table-cell>
          <table:table-cell table:style-name="ce56" table:formula="of:=[.B25]/1000" office:value-type="float" office:value="0.0000000953376872424589" calcext:value-type="float">
            <text:p>0,0000000953377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Масса баллона:</text:p>
          </table:table-cell>
          <table:table-cell table:style-name="ce36" office:value-type="float" office:value="8500" calcext:value-type="float">
            <text:p>8500</text:p>
          </table:table-cell>
          <table:table-cell table:style-name="ce20" office:value-type="string" calcext:value-type="string">
            <text:p>г</text:p>
          </table:table-cell>
          <table:table-cell table:style-name="ce40" table:formula="of:=[.B26]/1000" office:value-type="float" office:value="8.5" calcext:value-type="float">
            <text:p>8,5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5">
          <table:table-cell table:style-name="ce26" office:value-type="string" calcext:value-type="string" table:number-columns-spanned="5" table:number-rows-spanned="1">
            <text:p>Стандартный баллон: http://www.alfagaz-nsk.ru/products/120896893-vodorodny_ballon_5l , http://www.sgc-perm.ru/goods/23823996-vodorodnyye_ballony_v_permi_gost_949_73_novyye</text:p>
          </table:table-cell>
          <table:covered-table-cell table:number-columns-repeated="4" table:style-name="ce4"/>
          <table:table-cell table:number-columns-repeated="1019"/>
        </table:table-row>
        <table:table-row table:style-name="ro4">
          <table:table-cell table:style-name="ce28" office:value-type="string" calcext:value-type="string">
            <text:p>Объём газа в баллоне:</text:p>
          </table:table-cell>
          <table:table-cell table:style-name="ce47" table:formula="of:=[.D29]*1000000000" office:value-type="float" office:value="5000000" calcext:value-type="float">
            <text:p>5 000 000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40" office:value-type="float" office:value="0.005" calcext:value-type="float">
            <text:p>0,005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Плотность газа (200 атм):</text:p>
          </table:table-cell>
          <table:table-cell table:style-name="ce36" office:value-type="float" office:value="15.2" calcext:value-type="float">
            <text:p>15,2</text:p>
          </table:table-cell>
          <table:table-cell table:style-name="ce20" office:value-type="string" calcext:value-type="string">
            <text:p>г/л</text:p>
          </table:table-cell>
          <table:table-cell table:style-name="ce40" table:formula="of:=[.B30]*0.001" office:value-type="float" office:value="0.0152" calcext:value-type="float">
            <text:p>0,0152</text:p>
          </table:table-cell>
          <table:table-cell table:style-name="ce20" office:value-type="string" calcext:value-type="string">
            <text:p>г/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0" table:formula="of:=[.D30]*[.D29]" office:value-type="float" office:value="0.000076" calcext:value-type="float">
            <text:p>0,0000760</text:p>
          </table:table-cell>
          <table:table-cell table:style-name="ce20" office:value-type="string" calcext:value-type="string">
            <text:p>г</text:p>
          </table:table-cell>
          <table:table-cell table:style-name="ce55" table:formula="of:=[.B31]/1000" office:value-type="float" office:value="0.000000076" calcext:value-type="float">
            <text:p>0,000000076000000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а:</text:p>
          </table:table-cell>
          <table:table-cell table:style-name="ce36" office:value-type="float" office:value="8500" calcext:value-type="float">
            <text:p>8500</text:p>
          </table:table-cell>
          <table:table-cell table:style-name="ce20" office:value-type="string" calcext:value-type="string">
            <text:p>г</text:p>
          </table:table-cell>
          <table:table-cell table:style-name="ce40" table:formula="of:=[.B32]/1000" office:value-type="float" office:value="8.5" calcext:value-type="float">
            <text:p>8,5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4">
          <table:table-cell table:style-name="ce30" office:value-type="string" calcext:value-type="string" table:number-columns-spanned="5" table:number-rows-spanned="1">
            <text:p>Композитный баллон АО «НПО Лавочкина» (Луна-Глоб, Луна-Ресурс-1 ПА)</text:p>
          </table:table-cell>
          <table:covered-table-cell table:number-columns-repeated="4" table:style-name="ce4"/>
          <table:table-cell table:number-columns-repeated="1019"/>
        </table:table-row>
        <table:table-row table:style-name="ro4">
          <table:table-cell table:style-name="ce28" office:value-type="string" calcext:value-type="string">
            <text:p>Объём газа в баллоне:</text:p>
          </table:table-cell>
          <table:table-cell table:style-name="ce47" table:formula="of:=[.D35]*1000000000" office:value-type="float" office:value="5000000" calcext:value-type="float">
            <text:p>5 000 000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40" office:value-type="float" office:value="0.005" calcext:value-type="float">
            <text:p>0,005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Плотность газа (340 атм):</text:p>
          </table:table-cell>
          <table:table-cell table:style-name="ce36" office:value-type="float" office:value="25" calcext:value-type="float">
            <text:p>25</text:p>
          </table:table-cell>
          <table:table-cell table:style-name="ce20" office:value-type="string" calcext:value-type="string">
            <text:p>г/л</text:p>
          </table:table-cell>
          <table:table-cell table:style-name="ce40" table:formula="of:=[.B36]*0.001" office:value-type="float" office:value="0.025" calcext:value-type="float">
            <text:p>0,025</text:p>
          </table:table-cell>
          <table:table-cell table:style-name="ce20" office:value-type="string" calcext:value-type="string">
            <text:p>г/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0" table:formula="of:=[.D36]*[.D35]" office:value-type="float" office:value="0.000125" calcext:value-type="float">
            <text:p>0,0001250</text:p>
          </table:table-cell>
          <table:table-cell table:style-name="ce20" office:value-type="string" calcext:value-type="string">
            <text:p>г</text:p>
          </table:table-cell>
          <table:table-cell table:style-name="ce55" table:formula="of:=[.B37]/1000" office:value-type="float" office:value="0.000000125" calcext:value-type="float">
            <text:p>0,000000125000000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а:</text:p>
          </table:table-cell>
          <table:table-cell table:style-name="ce36" office:value-type="float" office:value="2200" calcext:value-type="float">
            <text:p>2200</text:p>
          </table:table-cell>
          <table:table-cell table:style-name="ce20" office:value-type="string" calcext:value-type="string">
            <text:p>г</text:p>
          </table:table-cell>
          <table:table-cell table:style-name="ce40" table:formula="of:=[.B38]/1000" office:value-type="float" office:value="2.2" calcext:value-type="float">
            <text:p>2,2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"/>
          <table:table-cell table:style-name="ce20"/>
          <table:table-cell table:style-name="ce40"/>
          <table:table-cell table:style-name="ce20"/>
          <table:table-cell table:number-columns-repeated="1019"/>
        </table:table-row>
        <table:table-row table:style-name="ro4">
          <table:table-cell table:style-name="ce30" office:value-type="string" calcext:value-type="string" table:number-columns-spanned="5" table:number-rows-spanned="1">
            <text:p>Композитный баллон Toyota (Mirai)</text:p>
          </table:table-cell>
          <table:covered-table-cell table:number-columns-repeated="4" table:style-name="ce4"/>
          <table:table-cell table:number-columns-repeated="1019"/>
        </table:table-row>
        <table:table-row table:style-name="ro4">
          <table:table-cell table:style-name="ce28" office:value-type="string" calcext:value-type="string">
            <text:p>Объём газа в баллоне:</text:p>
          </table:table-cell>
          <table:table-cell table:style-name="ce47" table:formula="of:=[.D41]*1000000000" office:value-type="float" office:value="5000000" calcext:value-type="float">
            <text:p>5 000 000</text:p>
          </table:table-cell>
          <table:table-cell table:style-name="ce20" office:value-type="string" calcext:value-type="string">
            <text:p>мм<text:span text:style-name="T2">³</text:span></text:p>
          </table:table-cell>
          <table:table-cell table:style-name="ce40" office:value-type="float" office:value="0.005" calcext:value-type="float">
            <text:p>0,005</text:p>
          </table:table-cell>
          <table:table-cell table:style-name="ce20" office:value-type="string" calcext:value-type="string">
            <text:p>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Плотность газа (700 атм):</text:p>
          </table:table-cell>
          <table:table-cell table:style-name="ce36" office:value-type="float" office:value="41" calcext:value-type="float">
            <text:p>41</text:p>
          </table:table-cell>
          <table:table-cell table:style-name="ce20" office:value-type="string" calcext:value-type="string">
            <text:p>г/л</text:p>
          </table:table-cell>
          <table:table-cell table:style-name="ce40" table:formula="of:=[.B42]*0.001" office:value-type="float" office:value="0.041" calcext:value-type="float">
            <text:p>0,041</text:p>
          </table:table-cell>
          <table:table-cell table:style-name="ce20" office:value-type="string" calcext:value-type="string">
            <text:p>г/м<text:span text:style-name="T2">³</text:span>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0" table:formula="of:=[.D42]*[.D41]" office:value-type="float" office:value="0.000205" calcext:value-type="float">
            <text:p>0,0002050</text:p>
          </table:table-cell>
          <table:table-cell table:style-name="ce20" office:value-type="string" calcext:value-type="string">
            <text:p>г</text:p>
          </table:table-cell>
          <table:table-cell table:style-name="ce55" table:formula="of:=[.B43]/1000" office:value-type="float" office:value="0.000000205" calcext:value-type="float">
            <text:p>0,000000205000000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а:</text:p>
          </table:table-cell>
          <table:table-cell table:style-name="ce36" office:value-type="float" office:value="2500" calcext:value-type="float">
            <text:p>2500</text:p>
          </table:table-cell>
          <table:table-cell table:style-name="ce20" office:value-type="string" calcext:value-type="string">
            <text:p>г</text:p>
          </table:table-cell>
          <table:table-cell table:style-name="ce40" table:formula="of:=[.B44]/1000" office:value-type="float" office:value="2.5" calcext:value-type="float">
            <text:p>2,5</text:p>
          </table:table-cell>
          <table:table-cell table:style-name="ce20" office:value-type="string" calcext:value-type="string">
            <text:p>кг</text:p>
          </table:table-cell>
          <table:table-cell table:number-columns-repeated="1019"/>
        </table:table-row>
        <table:table-row table:style-name="ro4">
          <table:table-cell table:style-name="ce4" table:number-columns-repeated="5"/>
          <table:table-cell table:number-columns-repeated="1019"/>
        </table:table-row>
        <table:table-row table:style-name="ro4">
          <table:table-cell table:style-name="ce33" office:value-type="string" calcext:value-type="string">
            <text:p>Соотношение стальной баллон / капилляры: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1" table:formula="of:=[.B31]/[.B25]" office:value-type="float" office:value="0.797166390314461" calcext:value-type="float">
            <text:p>0,7971663903145</text:p>
          </table:table-cell>
          <table:table-cell table:style-name="ce53" table:formula="of:=IF([.B47]&gt;1;&quot;Сталь лучше капилляров&quot;;&quot;Капилляры лучше стали&quot;)" office:value-type="string" office:string-value="Капилляры лучше стали" calcext:value-type="string" table:number-columns-spanned="3" table:number-rows-spanned="1">
            <text:p>Капилляры лучше стали</text:p>
          </table:table-cell>
          <table:covered-table-cell table:number-columns-repeated="2" table:style-name="ce57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ов, включая газ:</text:p>
          </table:table-cell>
          <table:table-cell table:style-name="ce51" table:formula="of:=([.B32]+[.B31])/([.B26]+[.B25])" office:value-type="float" office:value="0.999999997724978" calcext:value-type="float">
            <text:p>0,9999999977250</text:p>
          </table:table-cell>
          <table:table-cell table:style-name="ce53" table:formula="of:=IF([.B48]&gt;1;&quot;Капилляры лучше стали&quot;;&quot;Сталь лучше капилляров&quot;)" office:value-type="string" office:string-value="Сталь лучше капилляров" calcext:value-type="string" table:number-columns-spanned="3" table:number-rows-spanned="1">
            <text:p>Сталь лучше капилляров</text:p>
          </table:table-cell>
          <table:covered-table-cell table:number-columns-repeated="2" table:style-name="ce57"/>
          <table:table-cell table:number-columns-repeated="1019"/>
        </table:table-row>
        <table:table-row table:style-name="ro4">
          <table:table-cell table:style-name="ce34" office:value-type="string" calcext:value-type="string">
            <text:p>Соотношение композ.баллон 340 / капилляры:</text:p>
          </table:table-cell>
          <table:table-cell table:style-name="ce52"/>
          <table:table-cell table:style-name="ce54" table:number-columns-repeated="3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1" table:formula="of:=[.B37]/[.B25]" office:value-type="float" office:value="1.31112893143826" calcext:value-type="float">
            <text:p>1,3111289314383</text:p>
          </table:table-cell>
          <table:table-cell table:style-name="ce53" table:formula="of:=IF([.B50]&gt;1;&quot;Композит 340 лучше капилляров&quot;;&quot;Капилляры лучше композита&quot;)" office:value-type="string" office:string-value="Композит 340 лучше капилляров" calcext:value-type="string" table:number-columns-spanned="3" table:number-rows-spanned="1">
            <text:p>Композит 340 лучше капилляров</text:p>
          </table:table-cell>
          <table:covered-table-cell table:number-columns-repeated="2" table:style-name="ce57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ов, включая газ:</text:p>
          </table:table-cell>
          <table:table-cell table:style-name="ce51" table:formula="of:=([.B37]+[.B38])/([.B26]+[.B23])" office:value-type="float" office:value="0.232159246263159" calcext:value-type="float">
            <text:p>0,2321592462632</text:p>
          </table:table-cell>
          <table:table-cell table:style-name="ce53" table:formula="of:=IF([.B51]&gt;1;&quot;Капилляры лучше композита&quot;;&quot;Композит 340 лучше капилляров&quot;)" office:value-type="string" office:string-value="Композит 340 лучше капилляров" calcext:value-type="string" table:number-columns-spanned="3" table:number-rows-spanned="1">
            <text:p>Композит 340 лучше капилляров</text:p>
          </table:table-cell>
          <table:covered-table-cell table:number-columns-repeated="2" table:style-name="ce57"/>
          <table:table-cell table:number-columns-repeated="1019"/>
        </table:table-row>
        <table:table-row table:style-name="ro4">
          <table:table-cell table:style-name="ce34" office:value-type="string" calcext:value-type="string">
            <text:p>Соотношение композ.баллон 700 / капилляры:</text:p>
          </table:table-cell>
          <table:table-cell table:style-name="ce52"/>
          <table:table-cell table:style-name="ce54" table:number-columns-repeated="3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газа в баллоне:</text:p>
          </table:table-cell>
          <table:table-cell table:style-name="ce51" table:formula="of:=[.B43]/[.B25]" office:value-type="float" office:value="2.15025144755874" calcext:value-type="float">
            <text:p>2,1502514475588</text:p>
          </table:table-cell>
          <table:table-cell table:style-name="ce53" table:formula="of:=IF([.B53]&gt;1;&quot;Композит 700 лучше капилляров&quot;;&quot;Капилляры лучше композита&quot;)" office:value-type="string" office:string-value="Композит 700 лучше капилляров" calcext:value-type="string" table:number-columns-spanned="3" table:number-rows-spanned="1">
            <text:p>Композит 700 лучше капилляров</text:p>
          </table:table-cell>
          <table:covered-table-cell table:number-columns-repeated="2" table:style-name="ce57"/>
          <table:table-cell table:number-columns-repeated="1019"/>
        </table:table-row>
        <table:table-row table:style-name="ro4">
          <table:table-cell table:style-name="ce28" office:value-type="string" calcext:value-type="string">
            <text:p>Масса баллонов, включая газ:</text:p>
          </table:table-cell>
          <table:table-cell table:style-name="ce51" table:formula="of:=([.B43]+[.B44])/([.B26]+[.B23])" office:value-type="float" office:value="0.263817331942444" calcext:value-type="float">
            <text:p>0,2638173319424</text:p>
          </table:table-cell>
          <table:table-cell table:style-name="ce53" table:formula="of:=IF([.B54]&gt;1;&quot;Капилляры лучше композита&quot;;&quot;Композит 700 лучше капилляров&quot;)" office:value-type="string" office:string-value="Композит 700 лучше капилляров" calcext:value-type="string" table:number-columns-spanned="3" table:number-rows-spanned="1">
            <text:p>Композит 700 лучше капилляров</text:p>
          </table:table-cell>
          <table:covered-table-cell table:number-columns-repeated="2" table:style-name="ce57"/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1024" table:default-cell-style-name="ce16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2">
        <table:table-column table:style-name="co6" table:number-columns-repeated="1024" table:default-cell-style-name="ce16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Особый">
      <number:number number:decimal-places="15" loext:min-decimal-places="15" number:min-integer-digits="1"/>
    </number:number-style>
    <number:number-style style:name="N109" number:title="Особый">
      <number:number number:decimal-places="10" loext:min-decimal-places="10" number:min-integer-digits="1"/>
    </number:number-style>
    <number:number-style style:name="N110" number:title="Особый">
      <number:number number:decimal-places="7" loext:min-decimal-places="7" number:min-integer-digits="1"/>
    </number:number-style>
    <number:number-style style:name="N111" number:title="Особый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.00.0000</text:date>, <text:time style:data-style-name="N2" text:time-value="14:40:28.6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0-02-06T06:11:57Z</meta:creation-date>
    <dc:date>2020-02-07T14:42:30.931000000</dc:date>
    <meta:editing-duration>PT2H20M2S</meta:editing-duration>
    <meta:editing-cycles>32</meta:editing-cycles>
    <meta:document-statistic meta:table-count="3" meta:cell-count="194" meta:object-count="0"/>
  </office:meta>
</office:document-meta>
</file>